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Javaizer.protectReservedGlobalClassNam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Javaizer.protectReservedPropertyNam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Javaizer.findTopName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scJavaizer.skipJavaizingType( SchemaTypeImpl sImp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Javaizer.javaizeAllTypes( boolean java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scJavaizer.pickJavaPropertyName( Set usedNames , String localName , String java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scJavaizer.pickFullJavaImplName( Set usedNames , String intf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scJavaizer.assignJavaPropertyNames( Set usedNames , SchemaProperty [ ] props , SchemaType baseType , boolean doInherit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tscJavaizer.setExtensions( SchemaTypeImpl sImpl , Stsc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Javaizer.isPropertyModelOrderInsensitive( SchemaProperty [ ] propert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Javaizer.avoidExtensionMethods( Set usedPropNames , SchemaTypeImpl sImp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scJavaizer.secondPassProcessType( SchemaTypeImpl sImp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scJavaizer.getOutermostPackage( String fqc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Javaizer.pickConstantName( Set usedNames , String wor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scJavaizer.isStringType( Schema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Javaizer.javaTypeCodeForType( SchemaType sTyp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">
            <text:p text:style-name="Table_20_Contents">9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StscJavaizer.assignGlobalJavaNames( Collection schema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scJavaizer.assignJavaTypeCodes( SchemaProperty [ ]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Javaizer.verifyInterfaceNameCollisions( Set usedNames , StscState st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scJavaizer.protectReservedInnerClassNam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Javaizer.javaizeType( SchemaTypeImpl sImp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scJavaizer.pickFullJavaClassName( Set usedNames , QName qName , String configname , boolean isDocument , boolean isAttr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tscJavaizer.javaTypeCodeInCommon( SchemaType [ ] typ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Javaizer.pickInnerJavaClassName( Set usedNames , String localName , String java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scJavaizer.pickInnerJavaImplName( Set usedNames , String localName , String java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Javaizer.addAnonymousTypesFromRedefinition( SchemaType sType , List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Javaizer.assignJavaAnonymousTypeNames( SchemaTypeImpl outerTy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